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">
      <style:paragraph-properties fo:margin-left="0cm" fo:margin-right="0cm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2" style:family="paragraph" style:parent-style-name="Text">
      <style:paragraph-properties fo:margin-left="0cm" fo:margin-right="0cm" fo:text-align="center" style:justify-single-word="false" fo:text-indent="1.251cm" style:auto-text-indent="false"/>
    </style:style>
    <style:style style:name="P3" style:family="paragraph" style:parent-style-name="Text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Text" style:master-page-name="Standard">
      <style:paragraph-properties fo:margin-left="0cm" fo:margin-right="0cm" fo:text-align="center" style:justify-single-word="false" fo:text-indent="1.251cm" style:auto-text-indent="false"/>
      <style:text-properties fo:font-size="18pt" fo:font-weight="bold" style:font-size-asian="18pt" style:font-weight-asian="bold" style:font-size-complex="18pt"/>
    </style:style>
    <style:style style:name="P5" style:family="paragraph" style:parent-style-name="Text">
      <style:paragraph-properties fo:margin-left="0cm" fo:margin-right="0cm" fo:text-align="center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6" style:family="paragraph" style:parent-style-name="Text" style:list-style-name="WW8Num19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" style:family="paragraph" style:parent-style-name="Text" style:list-style-name="WW8Num19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8" style:family="paragraph" style:parent-style-name="Text" style:list-style-name="WW8Num19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9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0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1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2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3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4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5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6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7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8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19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0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1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2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3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4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5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6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7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8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29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0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1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2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3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4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5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6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7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8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39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0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1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2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3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4" style:family="paragraph" style:parent-style-name="Text" style:list-style-name="WW8Num18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5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6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7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8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49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0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1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2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3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4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5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6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7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8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59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0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1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2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3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4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5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6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7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8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69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0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1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2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3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4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5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6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7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8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79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80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81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82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83" style:family="paragraph" style:parent-style-name="Text" style:list-style-name="WW8Num30">
      <style:paragraph-properties fo:text-align="justify" style:justify-single-word="false">
        <style:tab-stops>
          <style:tab-stop style:position="0.953cm"/>
        </style:tab-stops>
      </style:paragraph-properties>
    </style:style>
    <style:style style:name="P84" style:family="paragraph" style:parent-style-name="Text" style:list-style-name="WW8Num18">
      <style:paragraph-properties fo:text-align="justify" style:justify-single-word="false"/>
    </style:style>
    <style:style style:name="P85" style:family="paragraph" style:parent-style-name="Text" style:list-style-name="WW8Num18">
      <style:paragraph-properties fo:text-align="justify" style:justify-single-word="false"/>
    </style:style>
    <style:style style:name="P86" style:family="paragraph" style:parent-style-name="Text" style:list-style-name="WW8Num18">
      <style:paragraph-properties fo:text-align="justify" style:justify-single-word="false"/>
    </style:style>
    <style:style style:name="P87" style:family="paragraph" style:parent-style-name="Text" style:list-style-name="WW8Num18">
      <style:paragraph-properties fo:text-align="justify" style:justify-single-word="false"/>
    </style:style>
    <style:style style:name="P88" style:family="paragraph" style:parent-style-name="Text" style:list-style-name="WW8Num18">
      <style:paragraph-properties fo:text-align="justify" style:justify-single-word="false"/>
    </style:style>
    <style:style style:name="P89" style:family="paragraph" style:parent-style-name="Text" style:list-style-name="WW8Num18">
      <style:paragraph-properties fo:text-align="justify" style:justify-single-word="false"/>
    </style:style>
    <style:style style:name="P90" style:family="paragraph" style:parent-style-name="Text" style:list-style-name="WW8Num18">
      <style:paragraph-properties fo:text-align="justify" style:justify-single-word="false"/>
    </style:style>
    <style:style style:name="P91" style:family="paragraph" style:parent-style-name="Text" style:list-style-name="WW8Num18">
      <style:paragraph-properties fo:text-align="justify" style:justify-single-word="false"/>
    </style:style>
    <style:style style:name="P92" style:family="paragraph" style:parent-style-name="Text" style:list-style-name="WW8Num18">
      <style:paragraph-properties>
        <style:tab-stops>
          <style:tab-stop style:position="0.953cm"/>
        </style:tab-stops>
      </style:paragraph-properties>
    </style:style>
    <style:style style:name="T1" style:family="text">
      <style:text-properties fo:font-size="14pt" fo:language="en" fo:country="US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language="en" fo:country="US"/>
    </style:style>
    <style:style style:name="T4" style:family="text">
      <style:text-properties style:font-name="Wingding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Правила кодирования.</text:p>
      <text:p text:style-name="P1"/>
      <text:p text:style-name="P1"/>
      <text:p text:style-name="P2"><text:span text:style-name="T1">0. </text:span><text:span text:style-name="T2">Общие правила.</text:span></text:p>
      <text:p text:style-name="P2"/>
      <text:list text:style-name="WW8Num19">
        <text:list-item>
          <text:p text:style-name="P6">Обязательные правила можно не соблюдать, но каждое такое место должно быть подробно документировано с объяснением причин.</text:p>
        </text:list-item>
        <text:list-item>
          <text:p text:style-name="P6">Не оптимизируйте преждевременно! Гораздо проще сделать корректную программу быстрой, чем быструю - корректной.</text:p>
        </text:list-item>
        <text:list-item>
          <text:p text:style-name="P6">Не пессимизируйте преждевременно: если два метода в рамках контекста идентичны во всём, кроме производительности, выбирайте оптимальный.</text:p>
        </text:list-item>
      </text:list>
      <text:p text:style-name="P1"/>
      <text:p text:style-name="P1">1. Обязательные правила.</text:p>
      <text:p text:style-name="P2"/>
      <text:list text:style-name="WW8Num18">
        <text:list-item>
          <text:p text:style-name="P84">Во всех .h-файлах обязательно должны использоваться HeaderGuard в формате NACHTIGALL__<text:span text:style-name="T3">MODULE_NAME</text:span>__FILE_NAME.</text:p>
        </text:list-item>
        <text:list-item>
          <text:p text:style-name="P9">В .h-файлах – должны быть подключены (#include) только те файлы, без которых он не компилируется. Преимущественно должны использоваться Forward Declarations.</text:p>
        </text:list-item>
        <text:list-item>
          <text:p text:style-name="P9">В .cpp-файлах первой строчкой должен быть #include Precompiled Header’а, если он используется, следующей #include соответствующего .h-файла.</text:p>
        </text:list-item>
        <text:list-item>
          <text:p text:style-name="P9">В .h-файлах могут быть реализации только критичных по времени или очень простых функций (типа Set/Get).</text:p>
        </text:list-item>
        <text:list-item>
          <text:p text:style-name="P9">Все члены – данные класса должны быть приватными.</text:p>
        </text:list-item>
        <text:list-item>
          <text:p text:style-name="P9">Реализуйте доступ к данным класса через методы Set/Get.</text:p>
        </text:list-item>
        <text:list-item>
          <text:p text:style-name="P9">Если функция является виртуальной вследствие того, что соответствующая функция базового файла также виртуальная, модификатор virtual должен быть указан явно.</text:p>
        </text:list-item>
        <text:list-item>
          <text:p text:style-name="P9">Все перегрузки виртуальных функции должны быть виртуальными, все перегрузки невиртуальные функции должны быть невиртуальными.</text:p>
        </text:list-item>
        <text:list-item>
          <text:p text:style-name="P9">Не используйте в виртуальных функциях параметры по умолчанию.</text:p>
        </text:list-item>
        <text:list-item>
          <text:p text:style-name="P9">Если в классе есть виртуальные функции, то деструктор класса должен быть виртуальным.</text:p>
        </text:list-item>
        <text:list-item>
          <text:p text:style-name="P9">Если класс содержит динамически выделяемые данные, то в нем обязательно должны быть реализованы конструктор копирования, оператор присваивания и деструктор. </text:p>
        </text:list-item>
        <text:list-item>
          <text:p text:style-name="P9">Никогда не вызывайте виртуальные функции из конструкторов и деструкторов.</text:p>
        </text:list-item>
        <text:list-item>
          <text:p text:style-name="P9">Если класс не предполагает присваивания, то конструктор копирования и оператор присваивания должны быть объявлены, но не реализованы.</text:p>
        </text:list-item>
        <text:list-item>
          <text:p text:style-name="P9">Не используйте friend, если без этого можно обойтись</text:p>
        </text:list-item>
        <text:list-item>
          <text:p text:style-name="P9">Enum'ы, относящиеся к классу, должны быть внутри класса и не засорять внешний NameSpace.</text:p>
        </text:list-item>
        <text:list-item>
          <text:p text:style-name="P9">Выставляйте компилятору максимальный уровень генерации предупреждений.</text:p>
        </text:list-item>
        <text:list-item>
          <text:p text:style-name="P9">Зеркальные операции (например: new/delete, AddRef/Release) всегда должны выполняться на одном логическом уровне.</text:p>
        </text:list-item>
        <text:list-item>
          <text:p text:style-name="P9">В delete удаляйте тот тип, который вы выделяли</text:p>
        </text:list-item>
        <text:list-item>
          <text:p text:style-name="P9">Не переопределяйте операторы “&amp;&amp;”, “||”, “,”.</text:p>
        </text:list-item>
        <text:list-item>
          <text:p text:style-name="P9">Не используйте массивы полиморфных объектов.</text:p>
        </text:list-item>
        <text:list-item>
          <text:p text:style-name="P9">В операторе присваивания проверяйте самоприсваивание.</text:p>
        </text:list-item>
        <text:list-item>
          <text:p text:style-name="P9">Используйте константы и inline-функции вместо макросов.</text:p>
        </text:list-item>
        <text:list-item>
          <text:p text:style-name="P9">Не используйте без крайней необходимости адресацию по смещению.</text:p>
        </text:list-item>
        <text:list-item>
          <text:p text:style-name="P9">Не используйте глобальные переменные.</text:p>
        </text:list-item>
        <text:list-item>
          <text:p text:style-name="P9">Не инициализируйте через { …, …, …, …}.</text:p>
        </text:list-item>
        <text:list-item>
          <text:p text:style-name="P9">Если какая-либо конструкция не соответствует стандарту, то лучше избегать ее использования.</text:p>
        </text:list-item>
        <text:list-item>
          <text:p text:style-name="P9">Используйте const везде, где это возможно.</text:p>
        </text:list-item>
        <text:list-item>
          <text:p text:style-name="P9">Генерирование исключений должно происходить непосредственно в месте возникновения ошибки, и только в том случае, если данная функция не располагает контекстом, необходимым для обработки этой ошибки.</text:p>
        </text:list-item>
        <text:list-item>
          <text:p text:style-name="P9">Политика использования исключений в проекте должна предполагать замкнутую систему распространения исключений: необходимо использовать заглушки вида catch(...) для следующих ситуаций: функция main, функции обратного вызова из кода, который находится вне вашего контроля, вокруг границ потока, внутри деструкторов.</text:p>
        </text:list-item>
        <text:list-item>
          <text:p text:style-name="P9">Никогда не создавайте конейнеры, содержащие auto_ptr.</text:p>
        </text:list-item>
        <text:list-item>
          <text:p text:style-name="P9">Не используйте преобразования типов в стиле С; используйте static_cast&lt;&gt; и dynamic_cast&lt;&gt;, но только тогда, когда это действительно необходимо.</text:p>
        </text:list-item>
        <text:list-item>
          <text:p text:style-name="P9">Не используйте операций копирования памяти (e.g. memcpy) к не-POD типам; пользуйтесь конструктором копирования, либо описывайте функцию Clone().</text:p>
        </text:list-item>
        <text:list-item>
          <text:p text:style-name="P9">Никогда не используйте эллипсис в С++, единственное исключение - блок catch</text:p>
        </text:list-item>
        <text:list-item>
          <text:p text:style-name="P9">Не используйте sprintf и strcpy, избегайте использования memcpy; когда это необходимо, воспользуйтесь либо функциями, явно проверяющими размер буффера (strncpy, snprintf), либо - и желательно - методами C++ (strsream, stringstream, boost::lexical_cast, etc).</text:p>
        </text:list-item>
        <text:list-item>
          <text:p text:style-name="P9">Всегда используйте префиксную форму инкремента и декремента, кроме тех случаев, когда вам действительно необходимо старое значение переменной.</text:p>
        </text:list-item>
        <text:list-item>
          <text:p text:style-name="P9">Рекомендуется использование списков инициализации в конструкторах.</text:p>
        </text:list-item>
        <text:list-item>
          <text:p text:style-name="P92">Используйте Pascal-style отступы (должна быть включена замены Tab’ов пробелами):<text:line-break/>void func(args)<text:line-break/>{<text:line-break/><text:tab/>body;<text:line-break/>}</text:p>
        </text:list-item>
        <text:list-item>
          <text:p text:style-name="P9">Именование:</text:p>
          <text:list>
            <text:list-item>
              <text:p text:style-name="P84">Классы, функции и перечисляемые типы: LikeThis (Pascal casing)</text:p>
            </text:list-item>
            <text:list-item>
              <text:p text:style-name="P84">Переменные и перечислимые значения:: likeThis (Camel casing)</text:p>
            </text:list-item>
            <text:list-item>
              <text:p text:style-name="P84">Переменные-члены: likeThis_;</text:p>
            </text:list-item>
            <text:list-item>
              <text:p text:style-name="P84">Шаблонные параметры объявляются с ключевым словом class, если они предполагают user-defined types, т.е. классы; и с ключевым словом typename в противном случае (для исключительно POD-данных)</text:p>
            </text:list-item>
            <text:list-item>
              <text:p text:style-name="P84">Никогда не использовать имена, начинающиеся с подчёркивания, либо содержащие два подчёркивания подряд (исключение – имена макросов в Header Guard’ах).</text:p>
            </text:list-item>
            <text:list-item>
              <text:p text:style-name="P84">Использовать UPPER_CASE style для именования макросов, выбирать исключительно уродливые имена для них.</text:p>
            </text:list-item>
            <text:list-item>
              <text:p text:style-name="P84">Не использовать устаревшие правила кодирования (например, венгерская нотация).</text:p>
            </text:list-item>
          </text:list>
        </text:list-item>
      </text:list>
      <text:p text:style-name="P3"/>
      <text:p text:style-name="P2"/>
      <text:p text:style-name="P1">2. Рекомендуемые правила.</text:p>
      <text:p text:style-name="P2"/>
      <text:list text:style-name="WW8Num30">
        <text:list-item>
          <text:p text:style-name="P45">Не возвращайте указатели на члены-данные классов (иначе не имеет смысл делать их приватными).</text:p>
        </text:list-item>
        <text:list-item>
          <text:p text:style-name="P45">Реализуйте конструктор по умолчанию, если нет других конструкторов.</text:p>
        </text:list-item>
        <text:list-item>
          <text:p text:style-name="P45">В объявлении класса секции должны следовать в следующем порядке public, protected, private</text:p>
        </text:list-item>
        <text:list-item>
          <text:p text:style-name="P45">Минимизируйте зависимости между файлами и между классами.</text:p>
        </text:list-item>
        <text:list-item>
          <text:p text:style-name="P45">Заключайте логические блоки в {}.</text:p>
        </text:list-item>
        <text:list-item>
          <text:p text:style-name="P45">В конструкциях if/else {} должны присутствовать обязательно.</text:p>
        </text:list-item>
        <text:list-item>
          <text:p text:style-name="P45">Используйте логирование.</text:p>
        </text:list-item>
        <text:list-item>
          <text:p text:style-name="P45">Давайте переменным "говорящие" имена (не перегибая палку). Используйте только английские названия (не латинскую транслитерацию русских слов).</text:p>
        </text:list-item>
        <text:list-item>
          <text:p text:style-name="P45">Не делайте много конструкторов ( &gt; 3 <text:span text:style-name="T4"></text:span> ). </text:p>
        </text:list-item>
        <text:list-item>
          <text:p text:style-name="P45">Определяйте имена для часто используемых логических типов (typedef) (Money, Time...)</text:p>
        </text:list-item>
        <text:list-item>
          <text:p text:style-name="P45">Именуйте Enum'ы.</text:p>
        </text:list-item>
        <text:list-item>
          <text:p text:style-name="P45">По возможности используйте ссылки и константные ссылки.</text:p>
        </text:list-item>
        <text:list-item>
          <text:p text:style-name="P45">Пишите зеркальные и подобные операции или их прототипы одновременно (как минимум добавляйте соответствующие заглушки).</text:p>
        </text:list-item>
        <text:list-item>
          <text:p text:style-name="P45">Объявляйте прототипы функций.</text:p>
        </text:list-item>
        <text:list-item>
          <text:p text:style-name="P45">Не используйте многоуровневые вложенные операторы -&gt; (a-&gt;b-&gt;c-&gt;d-&gt;e), используйте промежуточные переменные. </text:p>
        </text:list-item>
        <text:list-item>
          <text:p text:style-name="P45">Заключайте отдельные логические модули в соответствующие NameSpace'ы.</text:p>
        </text:list-item>
        <text:list-item>
          <text:p text:style-name="P45">Используйте (int * a), а не (int* a), и не (int *a) (для однообразности).</text:p>
        </text:list-item>
        <text:list-item>
          <text:p text:style-name="P45">Используйте для константных ссылок (int const &amp; a), а не (const int &amp; a) (для однообразности).</text:p>
        </text:list-item>
        <text:list-item>
          <text:p text:style-name="P45">Инициализируйте переменные. Объявляйте каждую переменную с новой строки.</text:p>
        </text:list-item>
        <text:list-item>
          <text:p text:style-name="P45">Используйте func(), а не func(void).</text:p>
        </text:list-item>
        <text:list-item>
          <text:p text:style-name="P45">Комментарии к коду писать на английском языке, либо должны быть впоследствии переведены.</text:p>
        </text:list-item>
        <text:list-item>
          <text:p text:style-name="P45">Рекомендуется использование механизма исключений для уведомления об ошибках по умолчанию. Исключением из этого правила являются только те функции, которые в силу семантики не должны порождать исключений (функция main, деструктор, etc).</text:p>
        </text:list-item>
        <text:list-item>
          <text:p text:style-name="P45">Рекомендуется генерация исключений по значению, а перехват - по ссылке.</text:p>
        </text:list-item>
        <text:list-item>
          <text:p text:style-name="P45">Рекомендуется использование собственного семейства исключений, произведённого от стандартных.</text:p>
        </text:list-item>
        <text:list-item>
          <text:p text:style-name="P45">Не рекомендуется использование спецификаций исключений.</text:p>
        </text:list-item>
        <text:list-item>
          <text:p text:style-name="P45">Рекомендуется широко применять assert (времени выполнения) и CTAssert (времени компиляции) для проверки инвариантов и допущений в коде. Каждый вызов assert рекомендуется сопровождать сообщением, комментирующим нарушение инварианта.</text:p>
        </text:list-item>
        <text:list-item>
          <text:p text:style-name="P45">Рекомендуется по умолчанию использовать std::(w)string для хранения символьных данных, и std::vector для хранения всех остальных видов данных. Исключением являются случаи, когда использование массивов со статическим выделением памяти более разумно, и те случаи, когда специфика алгоритма предполагает использование какого-либо специфичного контейнера(list, queue) либо адаптера(stack).</text:p>
        </text:list-item>
        <text:list-item>
          <text:p text:style-name="P45">Для передачи данных C-style функциям рекомендуется использовать &amp;v[0] для std::vector и str.c_str() для std::(w)string</text:p>
        </text:list-item>
        <text:list-item>
          <text:p text:style-name="P45">Рекомендуется хранить в контейнерах только значения (для POD и малых объектов) либо интеллектуальные указатели. Исключением является случай, когда контейнер не владеет хранящимися в нём объектами, тогда возможно использование обычных указателей.</text:p>
        </text:list-item>
        <text:list-item>
          <text:p text:style-name="P45">Рекомендуется использование push_back для добавления одного элемента в контейнер. Использование operator[] и at() должно учитывать их семантику. Использование insert необходимо комментировать причинами для этого.</text:p>
        </text:list-item>
        <text:list-item>
          <text:p text:style-name="P45">Рекомендуется использование reserve для случаев, когда известны приблизительный полный или минимальный объём данных, предполагаемых к хранению.</text:p>
        </text:list-item>
        <text:list-item>
          <text:p text:style-name="P45">Рекомендуется использование стандартных алгоритмов STL вместо собственноручно написанных циклов. Исключением являются простые случаи, когда явное написание цикла делает код более удобочитаемым, и не приводит к ситуациям, небезопасным в смысле ошибок.</text:p>
        </text:list-item>
        <text:list-item>
          <text:p text:style-name="P45">Рекомендуется использование istreambuf_iterator при посимвольном вводе данных.</text:p>
        </text:list-item>
        <text:list-item>
          <text:p text:style-name="P45">Рекомендуется использование std::lexicographical_compare либо аналогов из boost для обобщённого сравнения строк.</text:p>
        </text:list-item>
        <text:list-item>
          <text:p text:style-name="P45">По возможности всегда используйте внутренние функции контейнеров вместо одноимённых алгоритмов.</text:p>
        </text:list-item>
        <text:list-item>
          <text:p text:style-name="P45">Рекомендуется передавать алгоритмам объекты функций (как функторы в смысле С++), а не функции (как функторы в смысле С).</text:p>
        </text:list-item>
        <text:list-item>
          <text:p text:style-name="P45">Рекомендуется использовать передачу по значению только в случаях использования POD-данных, либо с учётом семантики операции (выполнение транзакционной целостности, etc).</text:p>
        </text:list-item>
        <text:list-item>
          <text:p text:style-name="P45">Избегайте использования reinerpret_cast&lt;&gt;.</text:p>
        </text:list-item>
        <text:list-item>
          <text:p text:style-name="P45">Используйте вызов empty() вместо сравнения size() с нулём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886cm" text:min-label-width="0.635cm"/>
      </text:list-level-style-number>
      <text:list-level-style-number text:level="2" style:num-suffix="." style:num-format="a" style:num-letter-sync="true">
        <style:list-level-properties text:space-before="3.156cm" text:min-label-width="0.635cm"/>
      </text:list-level-style-number>
      <text:list-level-style-number text:level="3" style:num-suffix="." style:num-format="i">
        <style:list-level-properties text:min-label-width="5.061cm" text:min-label-distance="0.318cm" fo:text-align="end"/>
      </text:list-level-style-number>
      <text:list-level-style-number text:level="4" style:num-suffix="." style:num-format="1">
        <style:list-level-properties text:space-before="5.696cm" text:min-label-width="0.635cm"/>
      </text:list-level-style-number>
      <text:list-level-style-number text:level="5" style:num-suffix="." style:num-format="a" style:num-letter-sync="true">
        <style:list-level-properties text:space-before="6.966cm" text:min-label-width="0.635cm"/>
      </text:list-level-style-number>
      <text:list-level-style-number text:level="6" style:num-suffix="." style:num-format="i">
        <style:list-level-properties text:min-label-width="8.871cm" text:min-label-distance="0.318cm" fo:text-align="end"/>
      </text:list-level-style-number>
      <text:list-level-style-number text:level="7" style:num-suffix="." style:num-format="1">
        <style:list-level-properties text:space-before="9.506cm" text:min-label-width="0.635cm"/>
      </text:list-level-style-number>
      <text:list-level-style-number text:level="8" style:num-suffix="." style:num-format="a" style:num-letter-sync="true">
        <style:list-level-properties text:space-before="10.776cm" text:min-label-width="0.635cm"/>
      </text:list-level-style-number>
      <text:list-level-style-number text:level="9" style:num-suffix="." style:num-format="i">
        <style:list-level-properties text:min-label-width="12.68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.032cm" fo:margin-right="2.03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Обязательные правила</dc:title>
    <meta:initial-creator>Admin</meta:initial-creator>
    <meta:creation-date>2006-04-21T10:15:00</meta:creation-date>
    <dc:creator>William Rush</dc:creator>
    <dc:date>2007-05-12T15:09:58</dc:date>
    <dc:language>ru-RU</dc:language>
    <meta:editing-cycles>29</meta:editing-cycles>
    <meta:editing-duration>PT4H2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1" meta:word-count="1123" meta:character-count="9034"/>
  </office:meta>
</office:document-meta>
</file>